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3.720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/>
          <table:table-cell table:style-name="ce1" office:value-type="string" calcext:value-type="string">
            <text:p>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3" office:value-type="string" calcext:value-type="string">
            <text:p>Ordering Location</text:p>
          </table:table-cell>
        </table:table-row>
        <table:table-row table:style-name="ro1">
          <table:table-cell/>
          <table:table-cell office:value-type="string" calcext:value-type="string">
            <text:p>2648-SC0917-ND</text:p>
          </table:table-cell>
          <table:table-cell office:value-type="string" calcext:value-type="string">
            <text:p>Raspberry Pi Pico H 40 pin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raspberry-pi/SC0917/16608257?gclsrc=aw.ds&amp;gad_source=1&amp;gad_campaignid=20243136172&amp;gbraid=0AAAAADrbLlgTAjJfa8CkC2C7LHZksQqf5&amp;gclid=Cj0KCQiA7fbLBhDJARIsAOAqhse4NJk0lXmuafIZ3wgEcW3YEv026FgLQMDU3gZaIybt2FYILb9LhLUaAjSeEALw_wcB" xlink:type="simple">https://www.digikey.com/en/products/detail/raspberry-pi/SC0917/16608257?gclsrc=aw.ds&amp;gad_source=1&amp;gad_campaignid=20243136172&amp;gbraid=0AAAAADrbLlgTAjJfa8CkC2C7LHZksQqf5&amp;gclid=Cj0KCQiA7fbLBhDJARIsAOAqhse4NJk0lXmuafIZ3wgEcW3YEv026FgLQMDU3gZaIybt2FYILb9LhLUaAjSeEALw_wcB</text:a></text:p>
          </table:table-cell>
        </table:table-row>
        <table:table-row table:style-name="ro1">
          <table:table-cell/>
          <table:table-cell office:value-type="string" calcext:value-type="string">
            <text:p>688-EC1110120201</text:p>
          </table:table-cell>
          <table:table-cell office:value-type="string" calcext:value-type="string">
            <text:p>11mm Metal Shaft Type Rotary Encoder 5-Pin Tray - Tr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alps-alpine/EC1110120201/21721621?s=N4IgTCBcDaIGwA4EFoCiBhAjNgDJsOBmIAugL5A" xlink:type="simple">https://www.digikey.com/en/products/detail/alps-alpine/EC1110120201/21721621?s=N4IgTCBcDaIGwA4EFoCiBhAjNgDJsOBmIAugL5A</text:a></text:p>
          </table:table-cell>
        </table:table-row>
        <table:table-row table:style-name="ro1">
          <table:table-cell/>
          <table:table-cell office:value-type="string" calcext:value-type="string">
            <text:p>3086-MDOB128064V2V-YI-ND</text:p>
          </table:table-cell>
          <table:table-cell office:value-type="string" calcext:value-type="string">
            <text:p>SSD1306 OLED 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midas-displays/MDOB128064V2V-YI/20842029?s=N4IgTCBcDaIMwAYAcA2AtAWQCIHkBCAjGEgigCwBqYFaAmgJJoByWIAugL5A" xlink:type="simple">https://www.digikey.com/en/products/detail/midas-displays/MDOB128064V2V-YI/20842029?s=N4IgTCBcDaIMwAYAcA2AtAWQCIHkBCAjGEgigCwBqYFaAmgJJoByWIAugL5A</text:a></text:p>
          </table:table-cell>
        </table:table-row>
        <table:table-row table:style-name="ro1">
          <table:table-cell/>
          <table:table-cell office:value-type="string" calcext:value-type="string">
            <text:p>1528-1541-ND</text:p>
          </table:table-cell>
          <table:table-cell office:value-type="string" calcext:value-type="string">
            <text:p>RGB LED with integrated contro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digikey.com/en/products/detail/adafruit-industries-llc/2686/5804107?s=N4IgTCBcDaIIwFYwA4C0iAsdUDkAiIAugL5A" xlink:type="simple">https://www.digikey.com/en/products/detail/adafruit-industries-llc/2686/5804107?s=N4IgTCBcDaIIwFYwA4C0iAsdUDkAiIAugL5A</text:a></text:p>
          </table:table-cell>
        </table:table-row>
        <table:table-row table:style-name="ro1">
          <table:table-cell/>
          <table:table-cell office:value-type="string" calcext:value-type="string">
            <text:p>1644-MX2A-E1NW-ND</text:p>
          </table:table-cell>
          <table:table-cell office:value-type="string" calcext:value-type="string">
            <text:p>Push button switch, normally open, two pins, 45° til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digikey.com/en/products/detail/cherry-americas-llc/MX2A-E1NW/21738396?s=N4IgTCBcDaIIwDYAsSC0BZAGmAgqgonAHIDqqRAIiALoC%2BQA" xlink:type="simple">https://www.digikey.com/en/products/detail/cherry-americas-llc/MX2A-E1NW/21738396?s=N4IgTCBcDaIIwDYAsSC0BZAGmAgqgonAHIDqqRAIiALoC%2BQA</text:a></text:p>
          </table:table-cell>
        </table:table-row>
        <table:table-row table:style-name="ro1">
          <table:table-cell/>
          <table:table-cell office:value-type="string" calcext:value-type="string">
            <text:p>1N4148FS-ND</text:p>
          </table:table-cell>
          <table:table-cell office:value-type="string" calcext:value-type="string">
            <text:p>100V 0.15A standard switching diode, DO-35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https://www.digikey.com/en/products/detail/onsemi/1N4148/458603?s=N4IgTCBcDaIIwDkAsckA4BiBlAtAgIiALoC%2BQA" xlink:type="simple">https://www.digikey.com/en/products/detail/onsemi/1N4148/458603?s=N4IgTCBcDaIIwDkAsckA4BiBlAtAgIiALoC%2BQA</text:a></text:p>
          </table:table-cell>
        </table:table-row>
        <table:table-row table:style-name="ro1">
          <table:table-cell/>
          <table:table-cell office:value-type="string" calcext:value-type="string">
            <text:p>490-8808-ND</text:p>
          </table:table-cell>
          <table:table-cell office:value-type="string" calcext:value-type="string">
            <text:p>Unpolarized capacitor, 0.1uF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https://www.digikey.com/en/products/detail/murata-electronics/RDER71E104K0K1H03B/4770963?s=N4IgTCBcDaICwE4AMBaAHGpaUDkAiIAugL5A" xlink:type="simple">https://www.digikey.com/en/products/detail/murata-electronics/RDER71E104K0K1H03B/4770963?s=N4IgTCBcDaICwE4AMBaAHGpaUDkAiIAugL5A</text:a></text:p>
          </table:table-cell>
        </table:table-row>
        <table:table-row table:style-name="ro1">
          <table:table-cell/>
          <table:table-cell office:value-type="string" calcext:value-type="string">
            <text:p>399-C324C106K3R5TA7301CT-ND</text:p>
          </table:table-cell>
          <table:table-cell office:value-type="string" calcext:value-type="string">
            <text:p>Unpolarized capacitor, 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en/products/detail/kemet/C324C106K3R5TA7301/12699356?s=N4IgTCBcDaIMwE4EFoDCcwBZUEYAMAbANJwBKArACoCCA7HHjqpcgHIAiIAugL5A" xlink:type="simple">https://www.digikey.com/en/products/detail/kemet/C324C106K3R5TA7301/12699356?s=N4IgTCBcDaIMwE4EFoDCcwBZUEYAMAbANJwBKArACoCCA7HHjqpcgHIAiIAugL5A</text:a></text:p>
          </table:table-cell>
        </table:table-row>
        <table:table-row table:style-name="ro1">
          <table:table-cell/>
          <table:table-cell office:value-type="string" calcext:value-type="string">
            <text:p>732-8825-1-ND</text:p>
          </table:table-cell>
          <table:table-cell office:value-type="string" calcext:value-type="string">
            <text:p>Polarized capacitor, 10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en/products/detail/kemet/C324C106K3R5TA7301/12699356?s=N4IgTCBcDaIMwE4EFoDCcwBZUEYAMAbANJwBKArACoCCA7HHjqpcgHIAiIAugL5A" xlink:type="simple">https://www.digikey.com/en/products/detail/kemet/C324C106K3R5TA7301/12699356?s=N4IgTCBcDaIMwE4EFoDCcwBZUEYAMAbANJwBKArACoCCA7HHjqpcgHIAiIAugL5A</text:a></text:p>
          </table:table-cell>
        </table:table-row>
        <table:table-row table:style-name="ro1">
          <table:table-cell/>
          <table:table-cell office:value-type="string" calcext:value-type="string">
            <text:p>56-CCF554K70FKE36CT-ND</text:p>
          </table:table-cell>
          <table:table-cell office:value-type="string" calcext:value-type="string">
            <text:p>Resistor, 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en/products/detail/vishay-beyschlag-draloric-bc-components/CCF554K70FKE36/28262019?s=N4IgTCBcDaIKwDYC0BhFAxOcAsBpA7AAzq4CiAzAigCpIByAIiALoC%2BQA" xlink:type="simple">https://www.digikey.com/en/products/detail/vishay-beyschlag-draloric-bc-components/CCF554K70FKE36/28262019?s=N4IgTCBcDaIKwDYC0BhFAxOcAsBpA7AAzq4CiAzAigCpIByAIiALoC%2BQ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09:41:38.174842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7:05:04.631397986</meta:creation-date>
    <meta:generator>LibreOffice/25.8.4.2$Linux_X86_64 LibreOffice_project/580$Build-2</meta:generator>
    <dc:date>2026-02-24T10:44:07.353744109</dc:date>
    <meta:editing-duration>PT50M47S</meta:editing-duration>
    <meta:editing-cycles>5</meta:editing-cycles>
    <meta:document-statistic meta:table-count="1" meta:cell-count="44" meta:object-count="0"/>
  </office:meta>
</office:document-meta>
</file>